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0.1256in"/>
    </style:style>
    <style:style style:name="co4" style:family="table-column">
      <style:table-column-properties fo:break-before="auto" style:column-width="0.2016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16371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I=0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1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4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2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string" calcext:value-type="string">
            <text:p>Swapped = True</text:p>
          </table:table-cell>
          <table:table-cell table:number-columns-repeated="16370"/>
          <table:table-cell office:value-type="string" calcext:value-type="string">
            <text:p>Swapped = True</text:p>
          </table:table-cell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4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3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4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4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5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inal Array = </text:p>
          </table:table-cell>
          <table:table-cell office:value-type="string" calcext:value-type="string">
            <text:p>3,11,12,18,33,42,44,65,72,99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I=0</text:p>
          </table:table-cell>
          <table:table-cell office:value-type="string" calcext:value-type="string">
            <text:p>a=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apped = True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wapped = True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wapped = True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Swapped = True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wapped = True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Swapped = True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string" calcext:value-type="string">
            <text:p>Swapped = True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Swapped = True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Swapped = True 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1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pped = True 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wapped = True 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=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=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2</text:p>
          </table:table-cell>
          <table:table-cell office:value-type="string" calcext:value-type="string">
            <text:p>a=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3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4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5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6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7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wapped = Fals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8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Swapped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nal Array = </text:p>
          </table:table-cell>
          <table:table-cell office:value-type="string" calcext:value-type="string">
            <text:p>3,5,6,8,11,19,40,42,88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.0.0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1,6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2,6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3,7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4,5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5,9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6,6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7,8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8,9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nal Array = </text:p>
          </table:table-cell>
          <table:table-cell office:value-type="string" calcext:value-type="string">
            <text:p>3,11,12,18,33,42,44,65,72,99</text:p>
          </table:table-cell>
          <table:table-cell table:number-columns-repeated="16382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0,9)</text:p>
          </table:table-cell>
          <table:table-cell office:value-type="string" calcext:value-type="string">
            <text:p>a=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1,4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2,4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3,9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4,8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5,9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6,7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7,7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=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h(a,8,8)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inal Array = </text:p>
          </table:table-cell>
          <table:table-cell office:value-type="string" calcext:value-type="string">
            <text:p>3,5,6,8,11,19,40,42,8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Bold indicates swap</text:p>
          </table:table-cell>
          <table:table-cell table:number-columns-repeated="7"/>
          <table:table-cell office:value-type="string" calcext:value-type="string">
            <text:p>Underline indicates fro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=1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of subarra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1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Exchange = Fals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2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7"/>
          <table:table-cell office:value-type="string" calcext:value-type="string">
            <text:p>Exchange = Fals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3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6"/>
          <table:table-cell office:value-type="string" calcext:value-type="string">
            <text:p>Exchange = Fals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4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72" calcext:value-type="float">
            <text:p>7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5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table:style-name="ce3" office:value-type="float" office:value="33" calcext:value-type="float">
            <text:p>3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4</text:p>
          </table:table-cell>
          <table:table-cell table:number-columns-repeated="4"/>
          <table:table-cell table:style-name="ce3" office:value-type="float" office:value="33" calcext:value-type="float">
            <text:p>33</text:p>
          </table:table-cell>
          <table:table-cell table:style-name="ce8" office:value-type="float" office:value="72" calcext:value-type="float">
            <text:p>72</text:p>
          </table:table-cell>
          <table:table-cell table:number-columns-repeated="5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3</text:p>
          </table:table-cell>
          <table:table-cell table:number-columns-repeated="3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6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table:style-name="ce3" office:value-type="float" office:value="11" calcext:value-type="float">
            <text:p>1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4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4</text:p>
          </table:table-cell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3</text:p>
          </table:table-cell>
          <table:table-cell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2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7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table:style-name="ce3" office:value-type="float" office:value="18" calcext:value-type="float">
            <text:p>1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4</text:p>
          </table:table-cell>
          <table:table-cell table:number-columns-repeated="4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8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table:style-name="ce3" office:value-type="float" office:value="65" calcext:value-type="float">
            <text:p>65</text:p>
          </table:table-cell>
          <table:table-cell table:style-name="ce1" office:value-type="float" office:value="99" calcext:value-type="float">
            <text:p>99</text:p>
          </table:table-cell>
          <table:table-cell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9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9"/>
          <table:table-cell table:style-name="ce3" office:value-type="float" office:value="42" calcext:value-type="float">
            <text:p>42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nal Array = </text:p>
          </table:table-cell>
          <table:table-cell office:value-type="string" calcext:value-type="string">
            <text:p>3,11,12,18,33,42,44,65,72,99</text:p>
          </table:table-cell>
          <table:table-cell table:number-columns-repeated="16382"/>
        </table:table-row>
        <table:table-row table:style-name="ro1" table:number-rows-repeated="33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Bold indicates swap</text:p>
          </table:table-cell>
          <table:table-cell table:number-columns-repeated="7"/>
          <table:table-cell office:value-type="string" calcext:value-type="string">
            <text:p>Underline indicates fro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=1</text:p>
          </table:table-cell>
          <table:table-cell office:value-type="string" calcext:value-type="string">
            <text:p>a=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subarra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2</text:p>
          </table:table-cell>
          <table:table-cell office:value-type="string" calcext:value-type="string">
            <text:p>a=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7"/>
          <table:table-cell office:value-type="string" calcext:value-type="string">
            <text:p>Exchange = Fals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3</text:p>
          </table:table-cell>
          <table:table-cell office:value-type="string" calcext:value-type="string">
            <text:p>a=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3</text:p>
          </table:table-cell>
          <table:table-cell table:number-columns-repeated="3"/>
          <table:table-cell table:style-name="ce3" office:value-type="float" office:value="11" calcext:value-type="float">
            <text:p>1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4</text:p>
          </table:table-cell>
          <table:table-cell office:value-type="string" calcext:value-type="string">
            <text:p>a=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4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3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5</text:p>
          </table:table-cell>
          <table:table-cell office:value-type="string" calcext:value-type="string">
            <text:p>a=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table:style-name="ce3" office:value-type="float" office:value="19" calcext:value-type="float">
            <text:p>1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6</text:p>
          </table:table-cell>
          <table:table-cell office:value-type="string" calcext:value-type="string">
            <text:p>a=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Exchange = Fals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7</text:p>
          </table:table-cell>
          <table:table-cell office:value-type="string" calcext:value-type="string">
            <text:p>a=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42" calcext:value-type="float">
            <text:p>42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table:style-name="ce3" office:value-type="float" office:value="40" calcext:value-type="float">
            <text:p>4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8</text:p>
          </table:table-cell>
          <table:table-cell office:value-type="string" calcext:value-type="string">
            <text:p>a=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2" calcext:value-type="float">
            <text:p>42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8"/>
          <table:table-cell table:style-name="ce8" office:value-type="float" office:value="9" calcext:value-type="float">
            <text:p>9</text:p>
          </table:table-cell>
          <table:table-cell table:style-name="ce1" office:value-type="float" office:value="88" calcext:value-type="float">
            <text:p>88</text:p>
          </table:table-cell>
          <table:table-cell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7"/>
          <table:table-cell table:style-name="ce3" office:value-type="float" office:value="9" calcext:value-type="float">
            <text:p>9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6"/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4</text:p>
          </table:table-cell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=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J=9</text:p>
          </table:table-cell>
          <table:table-cell table:number-columns-repeated="2"/>
          <table:table-cell table:style-name="ce3" table:number-columns-repeated="7"/>
          <table:table-cell table:style-name="ce3" office:value-type="float" office:value="3" calcext:value-type="float">
            <text:p>3</text:p>
          </table:table-cell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8</text:p>
          </table:table-cell>
          <table:table-cell table:number-columns-repeated="2"/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7</text:p>
          </table:table-cell>
          <table:table-cell table:number-columns-repeated="2"/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6</text:p>
          </table:table-cell>
          <table:table-cell table:number-columns-repeated="2"/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3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5</text:p>
          </table:table-cell>
          <table:table-cell table:number-columns-repeated="2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4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4</text:p>
          </table:table-cell>
          <table:table-cell table:number-columns-repeated="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5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3</text:p>
          </table:table-cell>
          <table:table-cell table:number-columns-repeated="2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=2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office:value-type="string" calcext:value-type="string">
            <text:p>Exchange = Tru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3" table:number-columns-repeated="9"/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2:15:45.454480559</meta:creation-date>
    <dc:date>2022-10-11T23:00:36.056650654</dc:date>
    <meta:editing-duration>PT4H4M20S</meta:editing-duration>
    <meta:editing-cycles>111</meta:editing-cycles>
    <meta:generator>LibreOffice/7.4.1.2$Linux_X86_64 LibreOffice_project/40$Build-2</meta:generator>
    <meta:print-date>2022-10-11T23:00:54.133139369</meta:print-date>
    <meta:document-statistic meta:table-count="1" meta:cell-count="1174" meta:object-count="0"/>
  </office:meta>
</office:document-meta>
</file>